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314.96pt"/>
    </style:style>
    <style:style style:name="co3" style:family="table-column">
      <style:table-column-properties fo:break-before="auto" style:column-width="506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2.36pt"/>
    </style:style>
    <style:style style:name="co6" style:family="table-column">
      <style:table-column-properties fo:break-before="auto" style:column-width="321.11pt"/>
    </style:style>
    <style:style style:name="co7" style:family="table-column">
      <style:table-column-properties fo:break-before="auto" style:column-width="396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102.7pt" fo:break-before="auto" style:use-optimal-row-height="true"/>
    </style:style>
    <style:style style:name="ro6" style:family="table-row">
      <style:table-row-properties style:row-height="68.9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border="0.06pt solid #000000" style:vertical-align="top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4586" style:text-align-source="fix" style:repeat-content="false" fo:wrap-option="wrap" fo:border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pt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004586" style:text-align-source="fix" style:repeat-content="false" fo:border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pt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start" fo:margin-left="0p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0.06pt solid #000000" style:vertical-align="top"/>
    </style:style>
    <style:style style:name="ce18" style:family="table-cell" style:parent-style-name="Default">
      <style:table-cell-properties fo:background-color="#ffffff" fo:wrap-option="wrap" fo:border="0.06pt solid #000000"/>
    </style:style>
    <style:style style:name="ce19" style:family="table-cell" style:parent-style-name="Default">
      <style:table-cell-properties fo:background-color="#ffffff" fo:wrap-option="wrap"/>
    </style:style>
    <style:style style:name="ce20" style:family="table-cell" style:parent-style-name="Default">
      <style:table-cell-properties fo:background-color="#004586" style:text-align-source="fix" style:repeat-content="false" fo:border="0.06pt solid #000000"/>
      <style:paragraph-properties fo:text-align="start" fo:margin-left="0pt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 style:vertical-align="top"/>
    </style:style>
    <style:style style:name="ce22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number-columns-repeated="1021" table:default-cell-style-name="ce11"/>
        <table:table-row table:style-name="ro1">
          <table:table-cell table:style-name="ce1" office:value-type="string" calcext:value-type="string">
            <text:p>Operatory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7" office:value-type="string" calcext:value-type="string">
            <text:p>Przypisanie</text:p>
          </table:table-cell>
          <table:table-cell table:style-name="ce4" office:value-type="string" calcext:value-type="string">
            <text:p>a = 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7" office:value-type="string" calcext:value-type="string">
            <text:p>Dodawanie</text:p>
          </table:table-cell>
          <table:table-cell table:style-name="ce4" office:value-type="string" calcext:value-type="string">
            <text:p>a +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Odejmowanie</text:p>
          </table:table-cell>
          <table:table-cell table:style-name="ce4" office:value-type="string" calcext:value-type="string">
            <text:p>b -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7" office:value-type="string" calcext:value-type="string">
            <text:p>Dzielenie całkowite</text:p>
          </table:table-cell>
          <table:table-cell table:style-name="ce4" office:value-type="string" calcext:value-type="string">
            <text:p>a /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7" office:value-type="string" calcext:value-type="string">
            <text:p>Dzielenie – wynik po przecinku</text:p>
          </table:table-cell>
          <table:table-cell table:style-name="ce4" office:value-type="string" calcext:value-type="string">
            <text:p>a 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Mnożenie</text:p>
          </table:table-cell>
          <table:table-cell table:style-name="ce4" office:value-type="string" calcext:value-type="string">
            <text:p>a *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</text:p>
          </table:table-cell>
          <table:table-cell table:style-name="ce7" office:value-type="string" calcext:value-type="string">
            <text:p>Potęgowanie</text:p>
          </table:table-cell>
          <table:table-cell table:style-name="ce4" office:value-type="string" calcext:value-type="string">
            <text:p>b **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7" office:value-type="string" calcext:value-type="string">
            <text:p>Reszta z dzielenia</text:p>
          </table:table-cell>
          <table:table-cell table:style-name="ce4" office:value-type="string" calcext:value-type="string">
            <text:p>b %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`==</text:p>
          </table:table-cell>
          <table:table-cell table:style-name="ce7" office:value-type="string" calcext:value-type="string">
            <text:p>Podwójne = oznacza porównanie wartości</text:p>
          </table:table-cell>
          <table:table-cell table:style-name="ce4" office:value-type="string" calcext:value-type="string">
            <text:p>b == 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ypy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7" office:value-type="string" calcext:value-type="string">
            <text:p>Typ całkowitoliczbowy </text:p>
          </table:table-cell>
          <table:table-cell table:style-name="ce4" office:value-type="string" calcext:value-type="string">
            <text:p>10, 33, 9049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7" office:value-type="string" calcext:value-type="string">
            <text:p>Typ całkowitoliczbowy od 0 do 255</text:p>
          </table:table-cell>
          <table:table-cell table:style-name="ce4" office:value-type="string" calcext:value-type="string">
            <text:p>0, 255, 1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l</text:p>
          </table:table-cell>
          <table:table-cell table:style-name="ce7" office:value-type="string" calcext:value-type="string">
            <text:p>Boolean – prawda lub fałsz</text:p>
          </table:table-cell>
          <table:table-cell table:style-name="ce4"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</text:p>
          </table:table-cell>
          <table:table-cell table:style-name="ce7" office:value-type="string" calcext:value-type="string">
            <text:p>Typ zmiennoprzecinkowy – oddzielany kropką a nie przecinkiem</text:p>
          </table:table-cell>
          <table:table-cell table:style-name="ce4" office:value-type="string" calcext:value-type="string">
            <text:p>3.14159265, 4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Ciąg znaków</text:p>
          </table:table-cell>
          <table:table-cell table:style-name="ce4" office:value-type="string" calcext:value-type="string">
            <text:p>'Ala ma kota’, „Kot ma Ale”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ple</text:p>
          </table:table-cell>
          <table:table-cell table:style-name="ce7" office:value-type="string" calcext:value-type="string">
            <text:p>Lista mieszanych typów. Jest immutable</text:p>
          </table:table-cell>
          <table:table-cell table:style-name="ce4" office:value-type="string" calcext:value-type="string">
            <text:p>owoce=(‘pomarancze’, ‘jablka’, ‘banany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ts</text:p>
          </table:table-cell>
          <table:table-cell table:style-name="ce7" office:value-type="string" calcext:value-type="string">
            <text:p>Lista. Mutable. </text:p>
          </table:table-cell>
          <table:table-cell table:style-name="ce4" office:value-type="string" calcext:value-type="string">
            <text:p>[1, 2, 3], list((1, 2, 3)), list(‘hello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 arrays</text:p>
          </table:table-cell>
          <table:table-cell table:style-name="ce7" office:value-type="string" calcext:value-type="string">
            <text:p>tablica bajtowa</text:p>
          </table:table-cell>
          <table:table-cell table:style-name="ce4" office:value-type="string" calcext:value-type="string">
            <text:p>Bytearray(10), bytearray(range(5)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t</text:p>
          </table:table-cell>
          <table:table-cell table:style-name="ce7" office:value-type="string" calcext:value-type="string">
            <text:p>zawsze posortowana, tylko unikalne wartości. np. nie może zawierać dwa razy 3</text:p>
          </table:table-cell>
          <table:table-cell table:style-name="ce4" office:value-type="string" calcext:value-type="string">
            <text:p>some_set = set()  lub some_set = set([5, 7, 11, 13])  lub some_set = {2, 4, 5}</text:p>
            <text:p>some_set.add(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ozenset</text:p>
          </table:table-cell>
          <table:table-cell table:style-name="ce7" office:value-type="string" calcext:value-type="string">
            <text:p>jest to to samo co set ale nie można edytować zawartości</text:p>
          </table:table-cell>
          <table:table-cell table:style-name="ce4" office:value-type="string" calcext:value-type="string">
            <text:p>some_set = frozenset([2, 3, 5, 5, 7]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ct</text:p>
          </table:table-cell>
          <table:table-cell table:style-name="ce7" office:value-type="string" calcext:value-type="string">
            <text:p>Dictionares – mapują klucz do wartości. Pięć sposobów na tworzenie słowników obok.</text:p>
          </table:table-cell>
          <table:table-cell table:style-name="ce4" office:value-type="string" calcext:value-type="string">
            <text:p>a = dict(A=1, Z=-1) </text:p>
            <text:p>b = {'A': 1, 'Z': -1}</text:p>
            <text:p>C = dict(zip(['A', 'Z'], [1, -1])) </text:p>
            <text:p>d = dict([('A', 1), ('Z', -1)]) </text:p>
            <text:p>e = dict({'Z': -1, 'A': 1})</text:p>
          </table:table-cell>
          <table:table-cell table:style-name="ce1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tody list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nd(x)</text:p>
          </table:table-cell>
          <table:table-cell table:style-name="ce7" office:value-type="string" calcext:value-type="string">
            <text:p>dodaje na koniec</text:p>
          </table:table-cell>
          <table:table-cell table:style-name="ce4" office:value-type="string" calcext:value-type="string">
            <text:p>a.append(1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nt(x)</text:p>
          </table:table-cell>
          <table:table-cell table:style-name="ce7" office:value-type="string" calcext:value-type="string">
            <text:p>zlicza ilość wystąpień x w liście</text:p>
          </table:table-cell>
          <table:table-cell table:style-name="ce4" office:value-type="string" calcext:value-type="string">
            <text:p>a.count(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tend(list)</text:p>
          </table:table-cell>
          <table:table-cell table:style-name="ce7" office:value-type="string" calcext:value-type="string">
            <text:p>rozszerza listę o kolejną listę</text:p>
          </table:table-cell>
          <table:table-cell table:style-name="ce4" office:value-type="string" calcext:value-type="string">
            <text:p>a.extend([5, 7]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dex(x)</text:p>
          </table:table-cell>
          <table:table-cell table:style-name="ce7" office:value-type="string" calcext:value-type="string">
            <text:p>pokazuje pozycję na której pierwszy raz występuje x. Indeksowanie zaczyna się od 0</text:p>
          </table:table-cell>
          <table:table-cell table:style-name="ce4" office:value-type="string" calcext:value-type="string">
            <text:p>a.index(1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ert(pos, value)</text:p>
          </table:table-cell>
          <table:table-cell table:style-name="ce7" office:value-type="string" calcext:value-type="string">
            <text:p>dodaje wartość value na pozycji pos. Reszta jest przesuwana</text:p>
          </table:table-cell>
          <table:table-cell table:style-name="ce4" office:value-type="string" calcext:value-type="string">
            <text:p>a.insert(0, 17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)</text:p>
          </table:table-cell>
          <table:table-cell table:style-name="ce7" office:value-type="string" calcext:value-type="string">
            <text:p>Usuwa i zwraca ostatni element</text:p>
          </table:table-cell>
          <table:table-cell table:style-name="ce4" office:value-type="string" calcext:value-type="string">
            <text:p>a.pop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3)</text:p>
          </table:table-cell>
          <table:table-cell table:style-name="ce7" office:value-type="string" calcext:value-type="string">
            <text:p>Usuwa i zwraca element na pozycji 3</text:p>
          </table:table-cell>
          <table:table-cell table:style-name="ce4" office:value-type="string" calcext:value-type="string">
            <text:p>a.pop(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ove(value)</text:p>
          </table:table-cell>
          <table:table-cell table:style-name="ce7" office:value-type="string" calcext:value-type="string">
            <text:p>usuwa daną wartość z listy</text:p>
          </table:table-cell>
          <table:table-cell table:style-name="ce4" office:value-type="string" calcext:value-type="string">
            <text:p>a.remove(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verse()</text:p>
          </table:table-cell>
          <table:table-cell table:style-name="ce7" office:value-type="string" calcext:value-type="string">
            <text:p>odrwaca kolejność występowania elementów</text:p>
          </table:table-cell>
          <table:table-cell table:style-name="ce4" office:value-type="string" calcext:value-type="string">
            <text:p>a.reverse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rt()</text:p>
          </table:table-cell>
          <table:table-cell table:style-name="ce7" office:value-type="string" calcext:value-type="string">
            <text:p>sortuje od najmniejszej do największej</text:p>
          </table:table-cell>
          <table:table-cell table:style-name="ce4" office:value-type="string" calcext:value-type="string">
            <text:p>a.sort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ar()</text:p>
          </table:table-cell>
          <table:table-cell table:style-name="ce7" office:value-type="string" calcext:value-type="string">
            <text:p>Usuwa wszystkie elementy listy</text:p>
          </table:table-cell>
          <table:table-cell table:style-name="ce4" office:value-type="string" calcext:value-type="string">
            <text:p>a.clear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+ b</text:p>
          </table:table-cell>
          <table:table-cell table:style-name="ce7" office:value-type="string" calcext:value-type="string">
            <text:p>+ przy listach oznacza złączenie</text:p>
          </table:table-cell>
          <table:table-cell table:style-name="ce4" office:value-type="string" calcext:value-type="string">
            <text:p>a + b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 * 2</text:p>
          </table:table-cell>
          <table:table-cell table:style-name="ce7" office:value-type="string" calcext:value-type="string">
            <text:p>podwaja te same wartości i złącza. np. a=[1, 2, 3] to a * 2 = [1, 2, 3, 1, 2, 3]</text:p>
          </table:table-cell>
          <table:table-cell table:style-name="ce4" office:value-type="string" calcext:value-type="string">
            <text:p>a * 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tody dictionares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 = {}</text:p>
          </table:table-cell>
          <table:table-cell table:style-name="ce7" office:value-type="string" calcext:value-type="string">
            <text:p>Tworzy pustą listę</text:p>
          </table:table-cell>
          <table:table-cell table:style-name="ce4" office:value-type="string" calcext:value-type="string">
            <text:p>d = {}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[‘a’] = 1</text:p>
          </table:table-cell>
          <table:table-cell table:style-name="ce7" office:value-type="string" calcext:value-type="string">
            <text:p>Do klucza a przypisuje wartość 1</text:p>
          </table:table-cell>
          <table:table-cell table:style-name="ce4" office:value-type="string" calcext:value-type="string">
            <text:p>d[‘a’] =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[‘a]</text:p>
          </table:table-cell>
          <table:table-cell table:style-name="ce7" office:value-type="string" calcext:value-type="string">
            <text:p>Wyświetla wartość dla klucza a</text:p>
          </table:table-cell>
          <table:table-cell table:style-name="ce4" office:value-type="string" calcext:value-type="string">
            <text:p>d[‘a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</text:p>
          </table:table-cell>
          <table:table-cell table:style-name="ce7" office:value-type="string" calcext:value-type="string">
            <text:p>Usuwa daną parę ze słownika</text:p>
          </table:table-cell>
          <table:table-cell table:style-name="ce4" office:value-type="string" calcext:value-type="string">
            <text:p>del d[‘a’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 </text:p>
          </table:table-cell>
          <table:table-cell table:style-name="ce7" office:value-type="string" calcext:value-type="string">
            <text:p>Sprawdza czy dany klucz jest w tablicy. Zwraca True albo False</text:p>
          </table:table-cell>
          <table:table-cell table:style-name="ce4" office:value-type="string" calcext:value-type="string">
            <text:p>'c’ in 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ear()</text:p>
          </table:table-cell>
          <table:table-cell table:style-name="ce7" office:value-type="string" calcext:value-type="string">
            <text:p>Usuwa wszystkie elementy ze słownika</text:p>
          </table:table-cell>
          <table:table-cell table:style-name="ce4" office:value-type="string" calcext:value-type="string">
            <text:p>d.clear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ys</text:p>
          </table:table-cell>
          <table:table-cell table:style-name="ce7" office:value-type="string" calcext:value-type="string">
            <text:p>Zwraca wszystkie klucze ze słownika</text:p>
          </table:table-cell>
          <table:table-cell table:style-name="ce4" office:value-type="string" calcext:value-type="string">
            <text:p>d.key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ues</text:p>
          </table:table-cell>
          <table:table-cell table:style-name="ce7" office:value-type="string" calcext:value-type="string">
            <text:p>Zwraca wszystkie wartości ze słownika</text:p>
          </table:table-cell>
          <table:table-cell table:style-name="ce4" office:value-type="string" calcext:value-type="string">
            <text:p>d.value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ems</text:p>
          </table:table-cell>
          <table:table-cell table:style-name="ce7" office:value-type="string" calcext:value-type="string">
            <text:p>Zwraca wzystkie pary (klucz, wartość) ze słownika</text:p>
          </table:table-cell>
          <table:table-cell table:style-name="ce4" office:value-type="string" calcext:value-type="string">
            <text:p>d.items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item()</text:p>
          </table:table-cell>
          <table:table-cell table:style-name="ce7" office:value-type="string" calcext:value-type="string">
            <text:p>Zwraca i usuwa losową parę</text:p>
          </table:table-cell>
          <table:table-cell table:style-name="ce4" office:value-type="string" calcext:value-type="string">
            <text:p>d.popitem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p(key)</text:p>
          </table:table-cell>
          <table:table-cell table:style-name="ce7" office:value-type="string" calcext:value-type="string">
            <text:p>Zwraca i usuwa parę o podanym kluczu</text:p>
          </table:table-cell>
          <table:table-cell table:style-name="ce4" office:value-type="string" calcext:value-type="string">
            <text:p>d.pop(‘l’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pdate</text:p>
          </table:table-cell>
          <table:table-cell table:style-name="ce7" office:value-type="string" calcext:value-type="string">
            <text:p>Aktualizowanie wartości. Jeśli klucz nie istnieje, doda go to słownika, jeśli istnieje, zaktualizuje wartość</text:p>
          </table:table-cell>
          <table:table-cell table:style-name="ce4" office:value-type="string" calcext:value-type="string">
            <text:p>d.update({‘another’:’value’})</text:p>
            <text:p>d.update(a=13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t</text:p>
          </table:table-cell>
          <table:table-cell table:style-name="ce7" office:value-type="string" calcext:value-type="string">
            <text:p>Pobiera wartość. Drugi argument jest to wartość domyślna, zwracana jeśli klucz nie istnieje</text:p>
          </table:table-cell>
          <table:table-cell table:style-name="ce4" office:value-type="string" calcext:value-type="string">
            <text:p>d.get(‘b’)</text:p>
            <text:p>d.get(‘b’, 177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tdefault</text:p>
          </table:table-cell>
          <table:table-cell table:style-name="ce7" office:value-type="string" calcext:value-type="string">
            <text:p>Pobiera wartość. Jeśli klucz nie istnieje, dodaje drugi parametr jako wartość</text:p>
          </table:table-cell>
          <table:table-cell table:style-name="ce4" office:value-type="string" calcext:value-type="string">
            <text:p>d.setdefault(‘a’, 1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Kolekcje z modułu collections</text:p>
            <text:p>From collections import …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amedtuple()</text:p>
          </table:table-cell>
          <table:table-cell table:style-name="ce7" office:value-type="string" calcext:value-type="string">
            <text:p>Funkcja do tworzenia tuple z nazwanymi polami</text:p>
          </table:table-cell>
          <table:table-cell table:style-name="ce4" office:value-type="string" calcext:value-type="string">
            <text:p>Vision = namedtupe(‘Vision’, [‘left’, ‘combined’, ‘right’])</text:p>
            <text:p>Vision = Vision(9.5, 9.2, 8.8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que</text:p>
          </table:table-cell>
          <table:table-cell table:style-name="ce7" office:value-type="string" calcext:value-type="string">
            <text:p>Lista z szybkim dodawaniem na koniec i pobieraniem z końca (stos)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2" office:value-type="string" calcext:value-type="string">
            <text:p>ChainMap</text:p>
          </table:table-cell>
          <table:table-cell table:style-name="ce7" office:value-type="string" calcext:value-type="string">
            <text:p>Słownik do tworzenia jednego widoku dla wieloktornego mapowania</text:p>
          </table:table-cell>
          <table:table-cell office:value-type="string" calcext:value-type="string">
            <text:p>default_connection = {'host': 'localhost', 'port': 4567}</text:p>
            <text:p>connection = {'port': 5678}</text:p>
            <text:p>Conn = ChainMap(connection, default_connection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nter</text:p>
          </table:table-cell>
          <table:table-cell table:style-name="ce7" office:value-type="string" calcext:value-type="string">
            <text:p>Słownik do zliczania obiektów hashowanych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rderedDict</text:p>
          </table:table-cell>
          <table:table-cell table:style-name="ce7" office:value-type="string" calcext:value-type="string">
            <text:p>słownik z pamięcią kolejności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2" office:value-type="string" calcext:value-type="string">
            <text:p>defaultdict</text:p>
          </table:table-cell>
          <table:table-cell table:style-name="ce7" office:value-type="string" calcext:value-type="string">
            <text:p>Umożliwa dodanie nowej wartości bez sprawdzania czy jest już ona w słowniku. Jeśli nie występuje to ją dodaje, jeśli występuje to aktualizuje</text:p>
          </table:table-cell>
          <table:table-cell table:style-name="ce4" office:value-type="string" calcext:value-type="string">
            <text:p>Dd = defaultdict(int)</text:p>
            <text:p>Dd[‘age’] += 1     zamiast  d[‘age’] = d.get(‘age’, 0) +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erDict</text:p>
          </table:table-cell>
          <table:table-cell table:style-name="ce7" office:value-type="string" calcext:value-type="string">
            <text:p>wrapper dla słowników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UserList</text:p>
          </table:table-cell>
          <table:table-cell table:style-name="ce7" office:value-type="string" calcext:value-type="string">
            <text:p>wrapper dla lis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UserString</text:p>
          </table:table-cell>
          <table:table-cell table:style-name="ce7" office:value-type="string" calcext:value-type="string">
            <text:p>wrapper dla tekstów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teracje i podejmowanie decyzji</text:p>
          </table:table-cell>
          <table:table-cell table:style-name="ce6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if x:</text:p>
            <text:p>    Wyrażenie jeżeli prawda</text:p>
            <text:p>Else:</text:p>
            <text:p>    Wyrazenie jeżeli fałsz</text:p>
          </table:table-cell>
          <table:table-cell table:style-name="ce7" office:value-type="string" calcext:value-type="string">
            <text:p>Sprawdza warunek x – jeżeli wynik sprawdzania jest Prawdą, wykona pierwszą instrukcję, jeżeli fałsz, wykona instrukcję po „Else”</text:p>
          </table:table-cell>
          <table:table-cell table:style-name="ce4" office:value-type="string" calcext:value-type="string">
            <text:p>late = false</text:p>
            <text:p>if late:</text:p>
            <text:p>    print(‘I need to call my manager’)</text:p>
            <text:p>else:</text:p>
            <text:p>    Print(‘no need to call my manager’)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if x:</text:p>
            <text:p>     Wyrażenie jeżeli prawda x</text:p>
            <text:p>Elif y:     </text:p>
            <text:p>    Wyrazenie jeżeli fałsz x i prawda y</text:p>
            <text:p>Else:</text:p>
            <text:p>    Wyrażenie jeżeli fałsz x i fałsz y</text:p>
          </table:table-cell>
          <table:table-cell table:style-name="ce7" office:value-type="string" calcext:value-type="string">
            <text:p>elif pozwala tworzyć zagnieżdżone warunki. </text:p>
          </table:table-cell>
          <table:table-cell table:style-name="ce4" office:value-type="string" calcext:value-type="string">
            <text:p>income = 15000 </text:p>
            <text:p>if income &lt; 10000: </text:p>
            <text:p>    tax_coefficient = 0.0 </text:p>
            <text:p>elif income &lt; 30000: </text:p>
            <text:p>    tax_coefficient = 0.2</text:p>
            <text:p>elif income &lt; 100000: </text:p>
            <text:p>    tax_coefficient = 0.35</text:p>
            <text:p>else: </text:p>
            <text:p>    tax_coefficient = 0.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 = 100 if x &gt; y else 0</text:p>
          </table:table-cell>
          <table:table-cell table:style-name="ce7" office:value-type="string" calcext:value-type="string">
            <text:p>Operator trójkowy – if i esle w jednym wierszu. Użyteczne jeśli chcemy przypisać jakąś wartość do zmiennej zależnie od warunków</text:p>
          </table:table-cell>
          <table:table-cell table:style-name="ce4" office:value-type="string" calcext:value-type="string">
            <text:p>discount = 25 if order_total &gt; 100 else 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or number in [0, 1, 2, 3]:</text:p>
            <text:p>    print(number)</text:p>
          </table:table-cell>
          <table:table-cell table:style-name="ce7" office:value-type="string" calcext:value-type="string">
            <text:p>For jest używany do przejścia przez list, tuple, kolekcje itp..</text:p>
          </table:table-cell>
          <table:table-cell table:style-name="ce4" office:value-type="string" calcext:value-type="string">
            <text:p>for number in [0, 1, 2, 3]:</text:p>
            <text:p>    print(number)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for position, surname in enumerate(surnames):</text:p>
            <text:p>    print(position, surname</text:p>
          </table:table-cell>
          <table:table-cell table:style-name="ce7" office:value-type="string" calcext:value-type="string">
            <text:p>enumerate zwraca numer pozycji i wartośc na tej pozycji. Niepotrzebne jest więc ręczne iterowanie poprzez tablicę </text:p>
          </table:table-cell>
          <table:table-cell table:style-name="ce4" office:value-type="string" calcext:value-type="string">
            <text:p>surnames = [‘Rivest’, ‘Shamir’, ‘Adleman’]</text:p>
            <text:p>for position, surname in enumerate(surnames):</text:p>
            <text:p>    print(position, surname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while n &gt; 0:</text:p>
            <text:p>    Instrukcje</text:p>
          </table:table-cell>
          <table:table-cell table:style-name="ce7" office:value-type="string" calcext:value-type="string">
            <text:p>Przydatna jeśli nie wiadomo jak duży jest zbiór przez którzy trzeba iterować</text:p>
          </table:table-cell>
          <table:table-cell table:style-name="ce4" office:value-type="string" calcext:value-type="string">
            <text:p>n = 39</text:p>
            <text:p>remainders = []</text:p>
            <text:p>while n &gt; 0:</text:p>
            <text:p>    remainder = n%2</text:p>
            <text:p>    remainders.append(remainder)</text:p>
            <text:p>    N//=2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for divisor in range(2, n): </text:p>
            <text:p>    if n % divisor == 0: </text:p>
            <text:p>    break </text:p>
            <text:p>else: </text:p>
            <text:p>    primes.append(n)</text:p>
          </table:table-cell>
          <table:table-cell table:style-name="ce7" office:value-type="string" calcext:value-type="string">
            <text:p>Puthon umożliwa dodanie else: do pętli. Blok ten będzie wykonany tlyko wtedy, kiedy pętla samoczynnie się zakończy, Nie wykona się jeśli pętla zostanie przerwana instrukcją break</text:p>
          </table:table-cell>
          <table:table-cell table:style-name="ce4" office:value-type="string" calcext:value-type="string">
            <text:p>for divisor in range(2, n): </text:p>
            <text:p>    if n % divisor == 0: </text:p>
            <text:p>    break </text:p>
            <text:p>else: </text:p>
            <text:p>    primes.append(n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ki" table:style-name="ta1">
        <table:table-column table:style-name="co5" table:default-cell-style-name="ce15"/>
        <table:table-column table:style-name="co6" table:default-cell-style-name="ce19"/>
        <table:table-column table:style-name="co7" table:default-cell-style-name="ce11"/>
        <table:table-column table:style-name="co4" table:number-columns-repeated="1021" table:default-cell-style-name="ce11"/>
        <table:table-row table:style-name="ro1">
          <table:table-cell table:style-name="ce13" office:value-type="string" calcext:value-type="string">
            <text:p>Wyrazenia</text:p>
          </table:table-cell>
          <table:table-cell table:style-name="ce16" office:value-type="string" calcext:value-type="string">
            <text:p>Znaczenie</text:p>
          </table:table-cell>
          <table:table-cell table:style-name="ce20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(a)</text:p>
          </table:table-cell>
          <table:table-cell table:style-name="ce17" office:value-type="string" calcext:value-type="string">
            <text:p>zwraca wartość minimalną z listy</text:p>
          </table:table-cell>
          <table:table-cell table:style-name="ce2" office:value-type="string" calcext:value-type="string">
            <text:p>min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x(a)</text:p>
          </table:table-cell>
          <table:table-cell table:style-name="ce17" office:value-type="string" calcext:value-type="string">
            <text:p>zwraca wartość maksymalną z listy</text:p>
          </table:table-cell>
          <table:table-cell table:style-name="ce2" office:value-type="string" calcext:value-type="string">
            <text:p>max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m(a)</text:p>
          </table:table-cell>
          <table:table-cell table:style-name="ce17" office:value-type="string" calcext:value-type="string">
            <text:p>sumije wszystkie wartości</text:p>
          </table:table-cell>
          <table:table-cell table:style-name="ce2" office:value-type="string" calcext:value-type="string">
            <text:p>sum(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n(a)</text:p>
          </table:table-cell>
          <table:table-cell table:style-name="ce17" office:value-type="string" calcext:value-type="string">
            <text:p>pokazuje ilość elementów w liście</text:p>
          </table:table-cell>
          <table:table-cell table:style-name="ce2" office:value-type="string" calcext:value-type="string">
            <text:p>len(a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ip([‘A’, ‘B’], [1, 2]) </text:p>
          </table:table-cell>
          <table:table-cell table:style-name="ce17" office:value-type="string" calcext:value-type="string">
            <text:p>łączy argumenty. A z 1 i B z 2. Wyrażenie z przykładu da w wyniku [('h', 1), ('e', 2), ('l', 3), ('l', 4), ('o', 5)]</text:p>
          </table:table-cell>
          <table:table-cell table:style-name="ce2" office:value-type="string" calcext:value-type="string">
            <text:p>list(zip('hello', range(1, 6))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mainders[::-1]</text:p>
          </table:table-cell>
          <table:table-cell table:style-name="ce17" office:value-type="string" calcext:value-type="string">
            <text:p>odrwrócenie tabeli. Pierwszy element będzie na końcu a ostatni na początku. Remainders z przykładu będzie wyglądało: [5, 4, 3, 2, 1]</text:p>
          </table:table-cell>
          <table:table-cell table:style-name="ce21" office:value-type="string" calcext:value-type="string">
            <text:p>remainders = [1, 2, 3, 4, 5]</text:p>
            <text:p>Remainders = remainders[::-1]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divmod(x, y)</text:p>
          </table:table-cell>
          <table:table-cell table:style-name="ce17" office:value-type="string" calcext:value-type="string">
            <text:p>zwraca wynik dzielenia x przez y oraz resztę. np.. divmod(13, 5) zwróci (2, 3)</text:p>
          </table:table-cell>
          <table:table-cell table:style-name="ce21" office:value-type="string" calcext:value-type="string">
            <text:p>divmod(13, 5)</text:p>
          </table:table-cell>
          <table:table-cell table:number-columns-repeated="1021"/>
        </table:table-row>
        <table:table-row table:style-name="ro1" table:number-rows-repeated="30">
          <table:table-cell table:style-name="ce14"/>
          <table:table-cell table:style-name="ce18"/>
          <table:table-cell table:style-name="ce22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0:31:27.87942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5:51:49.399802722</meta:creation-date>
    <dc:date>2017-07-23T12:31:01.758860664</dc:date>
    <meta:editing-duration>PT2H48M45S</meta:editing-duration>
    <meta:editing-cycles>38</meta:editing-cycles>
    <meta:generator>LibreOffice/5.2.7.2$Linux_X86_64 LibreOffice_project/20$Build-2</meta:generator>
    <meta:document-statistic meta:table-count="2" meta:cell-count="225" meta:object-count="0"/>
  </office:meta>
</office:document-meta>
</file>